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104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13.48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On A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2,C5,C7,C45,C4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-- valeurs mixtées --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3,C4,C6,C8,C9,C10,C11,C12,C13,C14,C15,C16,C17,C18,C19,C20,C21,C22,C23,C24,C25,C26,C27,C28,C29,C30,C31,C32,C33,C34,C35,C36,C37,C38,C39,C40,C41,C42,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1,H2,H3,H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_Via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Connector_PinHeader_1.27mm:PinHeader_2x07_P1.27mm_Vertical_SM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MIDI</text:p>
          </table:table-cell>
          <table:table-cell office:value-type="string" calcext:value-type="string">
            <text:p>Connector_Audio:Jack_3.5mm_CUI_SJ-3523-SMT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Connector_USB:USB_C_Receptacle_GCT_USB4105-xx-A_16P_TopMnt_Horizont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P1,JP2</text:p>
          </table:table-cell>
          <table:table-cell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9n</text:p>
          </table:table-cell>
          <table:table-cell office:value-type="string" calcext:value-type="string">
            <text:p>Inductor_SMD:L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603_1608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805_2012Metric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V1,RV2,RV3,RV4,RV5,RV6,RV7,RV8,RV9,RV10,RV11,RV12,RV13,RV14,RV15,RV16,RV17,RV18,RV19,RV20,RV21,RV22,RV23,RV24</text:p>
          </table:table-cell>
          <table:table-cell office:value-type="string" calcext:value-type="string">
            <text:p>B100k</text:p>
          </table:table-cell>
          <table:table-cell office:value-type="string" calcext:value-type="string">
            <text:p>Potentiometer_THT:Potentiometer_Alpha_RD901F-40-00D_Single_Vertica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RV25,RV26,RV27,RV28,RV29,RV30,RV31,RV32</text:p>
          </table:table-cell>
          <table:table-cell office:value-type="string" calcext:value-type="string">
            <text:p>B10K</text:p>
          </table:table-cell>
          <table:table-cell office:value-type="string" calcext:value-type="string">
            <text:p>Potentiometer_THT:Potentiometer_Bourns_PTA3043_Single_Slid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G431KBTx</text:p>
          </table:table-cell>
          <table:table-cell office:value-type="string" calcext:value-type="string">
            <text:p>Package_QFP:LQFP-32_7x7mm_P0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MCP73811T-420I-OT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Package_TO_SOT_SMD:SOT-23-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U4,U5,U6,U7</text:p>
          </table:table-cell>
          <table:table-cell office:value-type="string" calcext:value-type="string">
            <text:p>74HC4051</text:p>
          </table:table-cell>
          <table:table-cell office:value-type="string" calcext:value-type="string">
            <text:p>Package_SO:SO-16_3.9x9.9mm_P1.27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MCP1802x-xx02xOT</text:p>
          </table:table-cell>
          <table:table-cell office:value-type="string" calcext:value-type="string">
            <text:p>Package_TO_SOT_SMD:SOT-23-5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Feuille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5-27T14:03:40.655588063</meta:creation-date>
    <dc:date>2024-05-27T18:00:54.933653448</dc:date>
    <meta:editing-duration>PT2H36M44S</meta:editing-duration>
    <meta:editing-cycles>1</meta:editing-cycles>
    <meta:document-statistic meta:table-count="2" meta:cell-count="96" meta:object-count="0"/>
    <meta:generator>LibreOffice/6.4.7.2$Linux_X86_64 LibreOffice_project/40$Build-2</meta:generator>
  </office:meta>
</office:document-meta>
</file>